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Text_20_body">
      <style:text-properties officeooo:paragraph-rsid="0044bdbf"/>
    </style:style>
    <style:style style:name="P2" style:family="paragraph" style:parent-style-name="Heading_20_1" style:list-style-name="">
      <style:text-properties officeooo:rsid="002c36df" officeooo:paragraph-rsid="002c36df"/>
    </style:style>
    <style:style style:name="P3" style:family="paragraph" style:parent-style-name="Heading_20_2">
      <style:text-properties officeooo:paragraph-rsid="0046bce7"/>
    </style:style>
    <style:style style:name="P4" style:family="paragraph" style:parent-style-name="Heading_20_3">
      <style:text-properties officeooo:paragraph-rsid="00439bf7"/>
    </style:style>
    <style:style style:name="P5" style:family="paragraph" style:parent-style-name="Heading_20_4">
      <style:text-properties officeooo:paragraph-rsid="004481fb"/>
    </style:style>
    <style:style style:name="P6" style:family="paragraph" style:parent-style-name="Text_20_body">
      <style:text-properties officeooo:rsid="0047f18c" officeooo:paragraph-rsid="0047f18c"/>
    </style:style>
    <style:style style:name="P7" style:family="paragraph" style:parent-style-name="Text_20_body">
      <style:text-properties officeooo:paragraph-rsid="0047f18c"/>
    </style:style>
    <style:style style:name="P8" style:family="paragraph" style:parent-style-name="Text_20_body">
      <style:text-properties officeooo:paragraph-rsid="0044bdbf"/>
    </style:style>
    <style:style style:name="P9" style:family="paragraph" style:parent-style-name="Text_20_body">
      <style:text-properties officeooo:paragraph-rsid="00486775"/>
    </style:style>
    <style:style style:name="P10" style:family="paragraph" style:parent-style-name="Text_20_body">
      <style:text-properties officeooo:paragraph-rsid="0048765a"/>
    </style:style>
    <style:style style:name="P11" style:family="paragraph" style:parent-style-name="Text_20_body">
      <style:text-properties officeooo:paragraph-rsid="004975eb"/>
    </style:style>
    <style:style style:name="T1" style:family="text">
      <style:text-properties fo:font-weight="normal" officeooo:rsid="00254d29" style:font-weight-asian="normal" style:font-weight-complex="normal"/>
    </style:style>
    <style:style style:name="T2" style:family="text">
      <style:text-properties fo:font-weight="normal" officeooo:rsid="0046bce7" style:font-weight-asian="normal" style:font-weight-complex="normal"/>
    </style:style>
    <style:style style:name="T3" style:family="text">
      <style:text-properties fo:font-weight="normal" officeooo:rsid="004975eb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481fb" style:font-style-asian="normal" style:font-style-complex="normal"/>
    </style:style>
    <style:style style:name="T6" style:family="text">
      <style:text-properties fo:font-style="normal" officeooo:rsid="0044bdbf" style:font-style-asian="normal" style:font-style-complex="normal"/>
    </style:style>
    <style:style style:name="T7" style:family="text">
      <style:text-properties fo:font-style="normal" officeooo:rsid="0046bce7" style:font-style-asian="normal" style:font-style-complex="normal"/>
    </style:style>
    <style:style style:name="T8" style:family="text">
      <style:text-properties fo:font-style="normal" officeooo:rsid="00486775" style:font-style-asian="normal" style:font-style-complex="normal"/>
    </style:style>
    <style:style style:name="T9" style:family="text">
      <style:text-properties fo:font-style="normal" officeooo:rsid="0048765a" style:font-style-asian="normal" style:font-style-complex="normal"/>
    </style:style>
    <style:style style:name="T10" style:family="text">
      <style:text-properties fo:font-style="normal" officeooo:rsid="004975eb" style:font-style-asian="normal" style:font-style-complex="normal"/>
    </style:style>
    <style:style style:name="T11" style:family="text">
      <style:text-properties fo:font-style="normal" fo:font-weight="bold" officeooo:rsid="0044bdbf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47f18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4975eb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4975eb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2" text:outline-level="1"><text:span text:style-name="T1">L</text:span><text:span text:style-name="T2">e futur</text:span></text:h>
      <text:h text:style-name="P3" text:outline-level="2"><text:span text:style-name="Emphasis"><text:span text:style-name="T7">Avec Will</text:span></text:span></text:h>
      <text:h text:style-name="Heading_20_3" text:outline-level="3"><text:span text:style-name="Emphasis"><text:span text:style-name="T4">Formation</text:span></text:span></text:h>
      <text:h text:style-name="P5" text:outline-level="4"><text:span text:style-name="Emphasis"><text:span text:style-name="T4">Forme +</text:span></text:span></text:h>
      <text:p text:style-name="P6">La structure est <text:span text:style-name="T15">S + will + base verbale</text:span></text:p>
      <text:h text:style-name="P5" text:outline-level="4"><text:span text:style-name="Emphasis"><text:span text:style-name="T4">Forme -</text:span></text:span></text:h>
      <text:p text:style-name="P7"><text:span text:style-name="Emphasis"><text:span text:style-name="T5">La structure est </text:span></text:span><text:span text:style-name="Emphasis"><text:span text:style-name="T12">S + will + not + base verbale</text:span></text:span></text:p>
      <text:h text:style-name="P5" text:outline-level="4"><text:span text:style-name="Emphasis"><text:span text:style-name="T4">Forme ?</text:span></text:span></text:h>
      <text:p text:style-name="P7"><text:span text:style-name="Emphasis"><text:span text:style-name="T5">La structure est </text:span></text:span><text:span text:style-name="Emphasis"><text:span text:style-name="Strong_20_Emphasis"><text:span text:style-name="T5"><text:s/></text:span></text:span></text:span><text:span text:style-name="Strong_20_Emphasis"><text:span text:style-name="Emphasis"><text:span text:style-name="T5">will</text:span></text:span></text:span><text:span text:style-name="Emphasis"><text:span text:style-name="Strong_20_Emphasis"><text:span text:style-name="T5"> + </text:span></text:span></text:span><text:span text:style-name="Emphasis"><text:span text:style-name="T12">S</text:span></text:span><text:span text:style-name="Strong_20_Emphasis"><text:span text:style-name="T5"> +</text:span></text:span><text:span text:style-name="Emphasis"><text:span text:style-name="Strong_20_Emphasis"><text:span text:style-name="T5"> base verbale</text:span></text:span></text:span></text:p>
      <text:h text:style-name="Heading_20_3" text:outline-level="3"><text:span text:style-name="Emphasis"><text:span text:style-name="T4">Utilisation et emploi</text:span></text:span></text:h>
      <text:p text:style-name="P1"><text:span text:style-name="Emphasis"><text:span text:style-name="T6">Il exprime :</text:span></text:span></text:p>
      <text:p text:style-name="P1"><text:span text:style-name="Emphasis"><text:span text:style-name="T6">- Une référence simple à l'avenir</text:span></text:span></text:p>
      <text:p text:style-name="P1"><text:span text:style-name="Emphasis"><text:span text:style-name="T6">- Une décision prise par le locuteur</text:span></text:span></text:p>
      <text:h text:style-name="Heading_20_3" text:outline-level="3"><text:span text:style-name="Emphasis"><text:span text:style-name="T4">Dans les subordonnées</text:span></text:span></text:h>
      <text:p text:style-name="P11"><text:span text:style-name="Emphasis"><text:span text:style-name="T10">Will n'apparaît jamais dans une subordonnée de temps introduite par :</text:span></text:span><text:span text:style-name="Emphasis"><text:span text:style-name="T13">When ; As soon as ; As ; long ; as ; Until ; Once ; After ;Before ;Whenever</text:span></text:span></text:p>
      <text:p text:style-name="P11"><text:span text:style-name="Emphasis"><text:span text:style-name="T14">on utilise à la place :</text:span></text:span></text:p>
      <text:p text:style-name="P11"><text:span text:style-name="Emphasis"><text:span text:style-name="T14">- </text:span></text:span><text:span text:style-name="Emphasis"><text:span text:style-name="T14">Le présent simple pour exprimer un futur simple.</text:span></text:span></text:p>
      <text:p text:style-name="P11"><text:span text:style-name="Emphasis"><text:span text:style-name="T14">- Le present perfect pour exprimer l'antériorité de la proposition subordonnée par rapport à la proposition principale.</text:span></text:span></text:p>
      <text:p text:style-name="P11"><text:span text:style-name="Emphasis"><text:span text:style-name="T14">⚠ Ces règles ne sont pas valables dans une interrogation directe ou indirecte introduite par ces mêmes mots.</text:span></text:span></text:p>
      <text:h text:style-name="P3" text:outline-level="2"><text:span text:style-name="Emphasis"><text:span text:style-name="T7">Avec Shall</text:span></text:span></text:h>
      <text:h text:style-name="P4" text:outline-level="3"><text:span text:style-name="Emphasis"><text:span text:style-name="T4">Formation</text:span></text:span></text:h>
      <text:h text:style-name="P5" text:outline-level="4"><text:span text:style-name="Emphasis"><text:span text:style-name="T4">Forme +</text:span></text:span></text:h>
      <text:p text:style-name="P1"><text:span text:style-name="Emphasis"><text:span text:style-name="T6">La structure est </text:span></text:span><text:span text:style-name="Emphasis"><text:span text:style-name="T12">S</text:span></text:span><text:span text:style-name="Emphasis"><text:span text:style-name="T11"> + shall + verbe.</text:span></text:span></text:p>
      <text:h text:style-name="P5" text:outline-level="4"><text:span text:style-name="Emphasis"><text:span text:style-name="T4">Forme -</text:span></text:span></text:h>
      <text:p text:style-name="P7"><text:span text:style-name="Emphasis"><text:span text:style-name="T6">La structure est </text:span></text:span><text:span text:style-name="Emphasis"><text:span text:style-name="T11"><text:s/></text:span></text:span><text:span text:style-name="Emphasis"><text:span text:style-name="T12">S</text:span></text:span><text:span text:style-name="Emphasis"><text:span text:style-name="T11"> + shall + </text:span></text:span><text:span text:style-name="Emphasis"><text:span text:style-name="T12">not +</text:span></text:span><text:span text:style-name="Emphasis"><text:span text:style-name="T11"> verbe.</text:span></text:span></text:p>
      <text:h text:style-name="P5" text:outline-level="4"><text:span text:style-name="Emphasis"><text:span text:style-name="T4">Forme ?</text:span></text:span></text:h>
      <text:p text:style-name="P7"><text:span text:style-name="Emphasis"><text:span text:style-name="T6">La structure est </text:span></text:span><text:span text:style-name="Emphasis"><text:span text:style-name="T11">shall + </text:span></text:span><text:span text:style-name="Emphasis"><text:span text:style-name="T12">S</text:span></text:span><text:span text:style-name="Emphasis"><text:span text:style-name="T11"> + verbe.</text:span></text:span></text:p>
      <text:h text:style-name="P4" text:outline-level="3"><text:soft-page-break/><text:span text:style-name="Emphasis"><text:span text:style-name="T4">Utilisation et emploi</text:span></text:span></text:h>
      <text:p text:style-name="P9"><text:span text:style-name="Emphasis"><text:span text:style-name="T8">Il exprime :</text:span></text:span></text:p>
      <text:p text:style-name="P9"><text:span text:style-name="Emphasis"><text:span text:style-name="T8">- </text:span></text:span><text:span text:style-name="Emphasis"><text:span text:style-name="T8">Un commandement</text:span></text:span></text:p>
      <text:p text:style-name="P9"><text:span text:style-name="Emphasis"><text:span text:style-name="T8">- Une volonté forte et inaltérable</text:span></text:span></text:p>
      <text:p text:style-name="P9"><text:span text:style-name="Emphasis"><text:span text:style-name="T8">- Une promesse solennelle</text:span></text:span></text:p>
      <text:p text:style-name="P9"><text:span text:style-name="Emphasis"><text:span text:style-name="T8">- Une suggestion</text:span></text:span></text:p>
      <text:h text:style-name="Heading_20_2" text:outline-level="2"><text:span text:style-name="Emphasis"><text:span text:style-name="T4">Avec le présent simple ou le présent en Be+Ving</text:span></text:span></text:h>
      <text:p text:style-name="P10"><text:span text:style-name="Emphasis"><text:span text:style-name="T9">On peut utiliser le présent simple ou le présent Be+Ving pour annoncer un événement programmé.</text:span></text:span></text:p>
      <text:p text:style-name="P10"><text:span text:style-name="Emphasis"><text:span text:style-name="T9">⚠ Le présent en Be+Ving est plus couramment utilisé que le présent simple lorsque le sujet est un humain.</text:span></text:span></text:p>
      <text:h text:style-name="Heading_20_2" text:outline-level="2"><text:span text:style-name="Emphasis"><text:span text:style-name="T4">Avec Be going to + verbe</text:span></text:span></text:h>
      <text:p text:style-name="P11"><text:span text:style-name="Emphasis"><text:span text:style-name="T10">On l’utilise pour exprimer :</text:span></text:span></text:p>
      <text:p text:style-name="P11"><text:span text:style-name="Emphasis"><text:span text:style-name="T10">- </text:span></text:span><text:span text:style-name="Emphasis"><text:span text:style-name="T10">Un événement prévisible</text:span></text:span></text:p>
      <text:p text:style-name="P11"><text:span text:style-name="Emphasis"><text:span text:style-name="T10">- Une volonté du locuteur</text:span></text:span></text:p>
      <text:p text:style-name="P11"><text:span text:style-name="Emphasis"><text:span text:style-name="T10">- Un futur proche</text:span></text:span></text:p>
      <text:h text:style-name="Heading_20_2" text:outline-level="2"><text:span text:style-name="Emphasis"><text:span text:style-name="T10">Avec </text:span></text:span><text:span text:style-name="Emphasis"><text:span text:style-name="T4">Be About To + verbe et Be To + verbe</text:span></text:span></text:h>
      <text:h text:style-name="Heading_20_3" text:outline-level="3"><text:span text:style-name="Emphasis"><text:span text:style-name="T4">Be About To + verbe</text:span></text:span></text:h>
      <text:p text:style-name="Text_20_body"><text:span text:style-name="Emphasis"><text:span text:style-name="T4">On </text:span></text:span><text:span text:style-name="Emphasis"><text:span text:style-name="T10">l’</text:span></text:span><text:span text:style-name="Emphasis"><text:span text:style-name="T4">utilise pour exprimer l'imminence d'un événement.</text:span></text:span></text:p>
      <text:h text:style-name="Heading_20_3" text:outline-level="3"><text:span text:style-name="Emphasis"><text:span text:style-name="T4">Be To + verbe</text:span></text:span></text:h>
      <text:p text:style-name="Text_20_body"><text:span text:style-name="Emphasis"><text:span text:style-name="T4">On </text:span></text:span><text:span text:style-name="Emphasis"><text:span text:style-name="T10">l’</text:span></text:span><text:span text:style-name="Emphasis"><text:span text:style-name="T4">utilise pour exprimer un engagement ou un projet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8H21M45S</meta:editing-duration>
    <meta:editing-cycles>40</meta:editing-cycles>
    <meta:generator>LibreOffice/7.3.4.2$Linux_X86_64 LibreOffice_project/30$Build-2</meta:generator>
    <dc:title>TST</dc:title>
    <dc:date>2022-08-03T13:54:24.922432427</dc:date>
    <meta:document-statistic meta:table-count="0" meta:image-count="0" meta:object-count="0" meta:page-count="2" meta:paragraph-count="46" meta:word-count="301" meta:character-count="1564" meta:non-whitespace-character-count="1307"/>
    <meta:template xlink:type="simple" xlink:actuate="onRequest" xlink:title="TST" xlink:href="../../../../../.config/libreoffice/4/user/template/TST.ott" meta:date="2022-07-24T14:18:57.807227489"/>
  </office:meta>
</office:document-meta>
</file>